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2">REQUISITOS :</text:span></text:p>
      <text:p text:style-name="P1"><text:span text:style-name="T2"><text:tab/></text:span></text:p>
      <text:p text:style-name="P1"><text:span text:style-name="T2">Descrição do problema :</text:span></text:p>
      <text:p text:style-name="P1"><text:span text:style-name="T3"/></text:p>
      <text:p text:style-name="P1"><text:span text:style-name="T4"><text:tab/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 </text:span></text:p>
      <text:p text:style-name="P1"><text:span text:style-name="T4"><text:tab/>Com isso, a equipadora precisar ter seu banco de dados refeito afim de ter um melhor controle sobre entradas e saídas. O sistema foi solicitado afim de trazer melhorias no atendimento, buscando trazer maior confiabilidade e consistência nas informações guardadas.</text:span></text:p>
      <text:p text:style-name="P1"><text:span text:style-name="T5"/></text:p>
      <text:p text:style-name="P1"><text:span text:style-name="T6">Descrição do domínio de aplicação:</text:span></text:p>
      <text:p text:style-name="P1"><text:span text:style-name="T6"><text:tab/></text:span></text:p>
      <text:p text:style-name="P1"><text:span text:style-name="T6"><text:tab/>Todos os clientes que desejarem ter um cadastro no sistema terão direito a um desconto de 10% nas compras a partir de 200 reais. Para o cadastro é necessário guardar informações como: nome, CPF, RG, telefone(s), endereço, e-mail e data de nascimento.<text:s text:c="2"/><text:tab/></text:span></text:p>
      <text:p text:style-name="P1"><text:span text:style-name="T6"><text:tab/>Os funcionários também devem estar cadastrados no sistema com informações como: nome, CPF, RG, telefone(s), endereço, salario, data de nascimento, e-mail, cargo e matricula. Os funcionários são divididos em departamentos, como: Marketing, Financeiro, Vendas, Mecânica. Cada departamento tem um gerente e vários funcionários alocados. Sempre que o funcionário entrar ou sair do expediente de trabalho ele deve marcar o ponto, para registrar a entrada e saida do mesmo todos os dias.</text:span></text:p>
      <text:p text:style-name="P1"><text:span text:style-name="T6"><text:tab/>A equipadora tem um grande estoque de peças e acessórios que é controlado através da quantidade de produtos disponiveis. Todos os funcionários tem acesso ao estoque e quando falta de algum produto no estoque, o funcionário avisa para o gerente que é responsável por fazer o pedido do produto ao fornecedor. No banco de dados também é necessário guardar informações do fornecedor, como: produto fornecido, marca, garantia, código, nome da empresa, telefones, endereço e CNPJ. <text:tab/>As peças/acessórios precisam detalhes como nome do produto, valor, código, garantia, quantidade de peça disponivel, fabricante e especificações (nome do veículo, modelo, ano/ano) dos automovéis que a peça pode ser instalada corretamente.</text:span></text:p>
      <text:p text:style-name="P1"><text:span text:style-name="T6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span></text:p>
      <text:p text:style-name="P1"><text:span text:style-name="T6"><text:tab/>Na oficina da equipadora também conta com serviço de manutenção onde qualquer pessoa pode agendar para fazer a manutenção do seu automóvel.</text:span></text:p>
      <text:p text:style-name="P1"><text:span text:style-name="T6"><text:tab/>Quando o cliente for efetuar o pagamento, ele pode escolher se vai ser à vista, no cartão ou cheque. Se optar pelo cartão, precisa informar bandeira, titular e número do cartão. Caso opte pelo pagamento usando cheque, deve ser informada o titular, banco, data do cheque e numero.</text:span></text:p>
      <text:p text:style-name="P1"><text:span text:style-name="T6"><text:tab/></text:span></text:p>
      <text:p text:style-name="P1"><text:span text:style-name="T7"/></text:p>
      <text:p text:style-name="P1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